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86d9" officeooo:paragraph-rsid="000986d9" style:font-size-asian="15.75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12 English Tutors</text:p>
      <text:p text:style-name="P1"/>
      <text:p text:style-name="P1"/>
      <text:p text:style-name="P1"/>
      <text:p text:style-name="P1">K-5th Grade</text:p>
      <text:p text:style-name="P1">Mr. Snyder</text:p>
      <text:p text:style-name="P1">520-586-1989</text:p>
      <text:p text:style-name="P1"><text:a xlink:type="simple" xlink:href="mailto:billysnyder@gmail.com" text:style-name="Internet_20_link" text:visited-style-name="Visited_20_Internet_20_Link">billysnyder@gmail.com</text:a></text:p>
      <text:p text:style-name="P1"><text:tab/></text:p>
      <text:p text:style-name="P1"/>
      <text:p text:style-name="P1"/>
      <text:p text:style-name="P1">6th-8th Grade</text:p>
      <text:p text:style-name="P1">Mr. Foster</text:p>
      <text:p text:style-name="P1">520-586-1998</text:p>
      <text:p text:style-name="P1"><text:a xlink:type="simple" xlink:href="mailto:brianfoster@gmail.com" text:style-name="Internet_20_link" text:visited-style-name="Visited_20_Internet_20_Link">brianfoster@gmail.com</text:a></text:p>
      <text:p text:style-name="P1"/>
      <text:p text:style-name="P1"/>
      <text:p text:style-name="P1"/>
      <text:p text:style-name="P1">9th-12thGrade</text:p>
      <text:p text:style-name="P1">Mr. Webb</text:p>
      <text:p text:style-name="P1">520-586-2003</text:p>
      <text:p text:style-name="P1"><text:a xlink:type="simple" xlink:href="mailto:derekwebb@gmail.com" text:style-name="Internet_20_link" text:visited-style-name="Visited_20_Internet_20_Link">derekwebb@gmail.com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8:15:41.127000000</meta:creation-date>
    <dc:date>2021-01-05T08:21:12.704000000</dc:date>
    <meta:editing-duration>PT5M31S</meta:editing-duration>
    <meta:editing-cycles>1</meta:editing-cycles>
    <meta:document-statistic meta:table-count="0" meta:image-count="0" meta:object-count="0" meta:page-count="1" meta:paragraph-count="14" meta:word-count="20" meta:character-count="182" meta:non-whitespace-character-count="174"/>
    <meta:generator>LibreOffice/6.2.8.2$Windows_X86_64 LibreOffice_project/f82ddfca21ebc1e222a662a32b25c0c9d20169ee</meta:generator>
  </office:meta>
</office:document-meta>
</file>